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0.7cm" style:rel-column-width="40768*"/>
    </style:style>
    <style:style style:name="item.B" style:family="table-column">
      <style:table-column-properties style:column-width="6.5cm" style:rel-column-width="24767*"/>
    </style:style>
    <style:style style:name="item.A1" style:family="table-cell">
      <style:table-cell-properties fo:background-color="#eeeeee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item.A2" style:family="table-cell">
      <style:table-cell-properties fo:background-color="#eeeeee" fo:padding-left="0.101cm" fo:padding-right="0.101cm" fo:padding-top="0cm" fo:padding-bottom="0cm" fo:border-left="0.05pt solid #000000" fo:border-right="none" fo:border-top="none" fo:border-bottom="none">
        <style:background-image/>
      </style:table-cell-properties>
    </style:style>
    <style:style style:name="item.B2" style:family="table-cell">
      <style:table-cell-properties fo:background-color="#eeeeee" fo:padding-left="0.101cm" fo:padding-right="0.101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au2" style:family="table">
      <style:table-properties style:width="17.2cm" table:align="margins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0.05pt solid #000000" fo:border-right="none" fo:border-top="0.05pt dotted #999999" fo:border-bottom="0.05pt solid #000000"/>
    </style:style>
    <style:style style:name="Tableau2.B1" style:family="table-cell">
      <style:table-cell-properties fo:padding-left="0.101cm" fo:padding-right="0.101cm" fo:padding-top="0cm" fo:padding-bottom="0cm" fo:border-left="none" fo:border-right="0.05pt solid #000000" fo:border-top="0.05pt dotted #999999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1ccabc" officeooo:paragraph-rsid="0036947a"/>
    </style:style>
    <style:style style:name="P4" style:family="paragraph" style:parent-style-name="Standard">
      <style:text-properties officeooo:paragraph-rsid="0036947a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er" style:master-page-name="Standard">
      <style:paragraph-properties style:page-number="auto"/>
      <style:text-properties fo:color="#666666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c1e27" style:font-weight-asian="normal" style:font-weight-complex="normal"/>
    </style:style>
    <style:style style:name="T5" style:family="text">
      <style:text-properties style:text-underline-style="none" fo:font-weight="normal" officeooo:rsid="001ccabc" style:font-weight-asian="normal" style:font-weight-complex="normal"/>
    </style:style>
    <style:style style:name="T6" style:family="text">
      <style:text-properties style:text-underline-style="none" fo:font-weight="normal" officeooo:rsid="001fb31b" style:font-weight-asian="normal" style:font-weight-complex="normal"/>
    </style:style>
    <style:style style:name="T7" style:family="text">
      <style:text-properties style:text-underline-style="none" fo:font-weight="normal" officeooo:rsid="001bc30f" style:font-weight-asian="normal" style:font-weight-complex="normal"/>
    </style:style>
    <style:style style:name="T8" style:family="text">
      <style:text-properties style:text-underline-style="none" fo:font-weight="normal" officeooo:rsid="00251f55" style:font-weight-asian="normal" style:font-weight-complex="normal"/>
    </style:style>
    <style:style style:name="T9" style:family="text">
      <style:text-properties style:text-underline-style="none" fo:font-weight="normal" officeooo:rsid="0028df96" style:font-weight-asian="normal" style:font-weight-complex="normal"/>
    </style:style>
    <style:style style:name="T10" style:family="text">
      <style:text-properties style:text-underline-style="none" fo:font-weight="normal" officeooo:rsid="003dadd3" style:font-weight-asian="normal" style:font-weight-complex="normal"/>
    </style:style>
    <style:style style:name="T11" style:family="text">
      <style:text-properties style:text-underline-style="none" officeooo:rsid="001ccab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1ccab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64f6" style:font-weight-asian="normal" style:font-weight-complex="normal"/>
    </style:style>
    <style:style style:name="T18" style:family="text">
      <style:text-properties fo:font-weight="normal" officeooo:rsid="003dadd3" style:font-weight-asian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nthèse des avis du Directeur Financier</text:h>
      <text:section text:style-name="Sect1" text:name="object">
        <table:table table:name="item" table:style-name="item">
          <table:table-column table:style-name="item.A"/>
          <table:table-column table:style-name="item.B"/>
          <table:table-row>
            <table:table-cell table:style-name="item.A1" table:number-columns-spanned="2" office:value-type="string">
              <text:p text:style-name="Standard"><text:span text:style-name="T13"><office:annotation><dc:creator>André NUYENS</dc:creator><dc:date>2014-12-23T16:16:34</dc:date><text:p text:style-name="P8"><text:span text:style-name="T19">do section- for data in view.selected_indexAdvisers_data(brains)</text:span></text:p></office:annotation></text:span><text:span text:style-name="T13"><office:annotation><dc:creator>Auteur inconnu</dc:creator><dc:date>2015-10-29T17:00:14</dc:date><text:p text:style-name="P8"><text:span text:style-name="T20">do table with item = data['item']</text:span></text:p></office:annotation></text:span><text:span text:style-name="T13">Objet:</text:span><text:span text:style-name="T1"> </text:span><text:span text:style-name="T7"><text:text-input text:description="">item.Title()</text:text-input></text:span></text:p>
            </table:table-cell>
            <table:covered-table-cell/>
          </table:table-row>
          <table:table-row>
            <table:table-cell table:style-name="item.A2" office:value-type="string">
              <text:p text:style-name="Standard"><text:span text:style-name="T14">Groupe proposant:</text:span><text:span text:style-name="T2"> </text:span><text:span text:style-name="T3"><text:text-input text:description="">item.displayValue(item.listProposingGroups(), item.getProposingGroup())</text:text-input></text:span></text:p>
            </table:table-cell>
            <table:table-cell table:style-name="item.B2" office:value-type="string">
              <text:p text:style-name="Standard"><text:span text:style-name="T14">Date de la séance:</text:span><text:span text:style-name="T1"> </text:span><text:span text:style-name="T10"><text:text-input text:description="">item.getMeeting() and view.plone.toLocalizedTime(item.getMeeting().date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Standard"><text:span text:style-name="T12"><text:line-break/></text:span><text:span text:style-name="T12"><office:annotation><dc:creator>Auteur inconnu</dc:creator><dc:date>2015-10-29T17:02:30</dc:date><text:p text:style-name="P8"><text:span text:style-name="T20">do row for advice in data['advices']</text:span></text:p></office:annotation></text:span><text:span text:style-name="T13">Groupe émetteur d'avis:</text:span><text:span text:style-name="T2"> </text:span><text:span text:style-name="T4"><text:text-input text:description="">advice['name']</text:text-input></text:span></text:p>
              <text:p text:style-name="Standard"><text:span text:style-name="T12">Type de l'avis:</text:span><text:span text:style-name="T2"> </text:span><text:span text:style-name="T5"><text:text-input text:description="">advice['type_translated']</text:text-input></text:span></text:p>
              <text:p text:style-name="P2">Motivation:</text:p>
              <text:p text:style-name="Standard"><text:span text:style-name="T2"><text:s/></text:span><text:span text:style-name="T2"><office:annotation><dc:creator>Auteur inconnu</dc:creator><dc:date>2015-11-03T09:50:24</dc:date><text:p text:style-name="P8"><text:span text:style-name="T20">do text</text:span></text:p><text:p text:style-name="P8"><text:span text:style-name="T20">from xhtml(</text:span><text:span text:style-name="T21">advice['comment'] and </text:span><text:span text:style-name="T20">view.printXhtml(advice['given_advice'], advice['comment']) or '-')</text:span></text:p></office:annotation></text:span><text:span text:style-name="T9">motivation de l'avis</text:span><text:span text:style-name="T8"> </text:span></text:p>
              <text:p text:style-name="P3">Annexe de l'avis:</text:p>
              <text:p text:style-name="P4"><text:span text:style-name="T15"><office:annotation><dc:creator>André NUYENS</dc:creator><dc:date>2015-02-06T09:09:55</dc:date><text:p text:style-name="P8"><text:span text:style-name="T19">do text for annex in advice['annexIndex'] or [{'Title': '-'}, ]</text:span></text:p></office:annotation></text:span><text:span text:style-name="T11"> </text:span><text:span text:style-name="T5"><text:text-input text:description="">annex['Title']</text:text-input></text:span></text:p>
            </table:table-cell>
            <table:table-cell table:style-name="Tableau2.B1" office:value-type="string">
              <text:p text:style-name="Standard"><text:span text:style-name="T14"><text:line-break/>Date de l'avis:</text:span><text:span text:style-name="T16"> </text:span><text:span text:style-name="T18"><text:text-input text:description="">advice['advice_given_on'] and advice['advice_given_on_localized'] or 'Dépassé'</text:text-input></text:span></text:p>
            </table:table-cell>
          </table:table-row>
        </table:table>
        <text:section text:style-name="Sect1" text:name="annexe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Verdana" fo:font-family="Verdana" style:font-style-name="Normal" style:font-family-generic="swiss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loext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loext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loext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loext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Footer" style:master-page-name="Standard">
      <style:paragraph-properties style:page-number="auto"/>
      <style:text-properties fo:color="#666666"/>
    </style:style>
    <style:style style:name="MP2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MP3" style:family="paragraph" style:parent-style-name="Footer">
      <style:paragraph-properties fo:text-align="end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21-01-25T09:51:55.601655934">25 janvier 2021</text:date></text:p>
            </table:table-cell>
            <table:table-cell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21-01-25T09:51:55.553288985</dc:date>
    <meta:print-date>2011-03-21T10:39:00</meta:print-date>
    <meta:editing-cycles>241</meta:editing-cycles>
    <meta:editing-duration>P1DT46M19S</meta:editing-duration>
    <meta:generator>LibreOffice/5.1.6.2$Linux_X86_64 LibreOffice_project/10m0$Build-2</meta:generator>
    <meta:document-statistic meta:table-count="3" meta:image-count="0" meta:object-count="0" meta:page-count="1" meta:paragraph-count="14" meta:word-count="67" meta:character-count="537" meta:non-whitespace-character-count="493"/>
    <meta:user-defined meta:name="Info 1"/>
    <meta:user-defined meta:name="Info 2"/>
    <meta:user-defined meta:name="Info 3"/>
    <meta:user-defined meta:name="Info 4"/>
  </office:meta>
</office:document-meta>
</file>